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PreferencesFactoryImpl.getPortletPreferences( Integer methodId , PortletEntity portlet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referencesFactoryImpl.getPortletPreferences( Integer methodId , PortletDefinition portle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